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 officeooo:rsid="00174d59" officeooo:paragraph-rsid="00174d59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fo:language="ru" fo:country="RU" officeooo:rsid="00174d59" officeooo:paragraph-rsid="00174d59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officeooo:rsid="001b2661" officeooo:paragraph-rsid="001b2661" style:font-size-asian="12.25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margin-left="0in" fo:margin-right="0in" fo:text-align="center" fo:text-indent="0in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c797"/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a933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кт раздела границ ответственности </text:p>
      <text:p text:style-name="P1">между представительством <text:span text:style-name="T1">Белгос</text:span><text:span text:style-name="T2">c</text:span><text:span text:style-name="T1">траха</text:span> по </text:p>
      <text:p text:style-name="P1">Браславскому району и ПУ “Браславгаз<text:span text:style-name="T1">”</text:span></text:p>
      <text:p text:style-name="P1"><text:span text:style-name="T1"/></text:p>
      <text:p text:style-name="P1"><text:span text:style-name="T1"/></text:p>
      <text:p text:style-name="P2"><draw:line text:anchor-type="paragraph" draw:z-index="0" draw:name="Shape1" draw:style-name="gr1" draw:text-style-name="P5" svg:x1="-0.1626in" svg:y1="0.3484in" svg:x2="1.1917in" svg:y2="0.3484in"><text:p text:style-name="P4"><text:s text:c="147"/></text:p><text:p text:style-name="P4"><text:s text:c="145"/></text:p><text:p text:style-name="P4"><text:s text:c="118"/>- <text:s/>наружный газапровод <text:s/>(до крана на вводе ) </text:p><text:p text:style-name="P4"><text:s text:c="77"/>низкого давления</text:p><text:p text:style-name="P4"><text:s text:c="103"/>обслуживается ПУ “Браславгаз” </text:p></draw:lin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line text:anchor-type="paragraph" draw:z-index="1" draw:name="Shape1" draw:style-name="gr2" draw:text-style-name="P5" svg:x1="-0.1626in" svg:y1="0.3484in" svg:x2="1.1917in" svg:y2="0.3484in"><text:p text:style-name="P4"><text:s text:c="147"/></text:p><text:p text:style-name="P4"><text:s text:c="112"/></text:p><text:p text:style-name="P4"><text:s text:c="104"/>- <text:s/>вводной и внутренний газапровод </text:p><text:p text:style-name="P4"><text:s text:c="85"/>(до крана на опуске) </text:p><text:p text:style-name="P6"><text:s text:c="105"/>обслуживается ПУ “Браславгаз”</text:p></draw:line><draw:line text:anchor-type="paragraph" draw:z-index="2" draw:name="Shape1" draw:style-name="gr3" draw:text-style-name="P5" svg:x1="-0.1102in" svg:y1="1.8484in" svg:x2="1.1398in" svg:y2="1.8484in"><text:p text:style-name="P4"><text:s text:c="100"/></text:p><text:p text:style-name="P4"/><text:p text:style-name="P4"><text:s text:c="15"/></text:p><text:p text:style-name="P4"><text:s text:c="96"/>- <text:s/>газовое оборудование, гибкие </text:p><text:p text:style-name="P4"><text:s text:c="98"/>соединения низкого давления</text:p><text:p text:style-name="P4"><text:s text:c="122"/>обслуживается по договору, заключенному </text:p><text:p text:style-name="P4"><text:s text:c="95"/>между <text:s/>потребителем газа и</text:p></draw:lin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Главный инженер</text:p>
      <text:p text:style-name="P3">ПУ «Браславгаз»</text:p>
      <text:p text:style-name="P3">__________ <text:s/>В.И.Дащенок <text:s text:c="57"/>________</text:p>
      <text:p text:style-name="P3">«____»_____________<text:span text:style-name="T1">20___</text:span>г. <text:s text:c="52"/>«____»________<text:span text:style-name="T1">20__</text:span>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3:58:23.871000000</meta:creation-date>
    <dc:date>2020-06-11T14:43:07.270000000</dc:date>
    <meta:editing-duration>PT1M33S</meta:editing-duration>
    <meta:editing-cycles>1</meta:editing-cycles>
    <meta:document-statistic meta:table-count="0" meta:image-count="0" meta:object-count="0" meta:page-count="1" meta:paragraph-count="7" meta:word-count="22" meta:character-count="331" meta:non-whitespace-character-count="204"/>
    <meta:generator>LibreOffice/6.2.3.2$Windows_X86_64 LibreOffice_project/aecc05fe267cc68dde00352a451aa867b3b546ac</meta:generator>
  </office:meta>
</office:document-meta>
</file>